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table:style-name="ce1" office:value-type="string">
            <text:p>PT</text:p>
          </table:table-cell>
          <table:table-cell office:value-type="float" office:value="2000">
            <text:p>2000</text:p>
          </table:table-cell>
          <table:table-cell office:value-type="float" office:value="105364">
            <text:p>105364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01">
            <text:p>2001</text:p>
          </table:table-cell>
          <table:table-cell office:value-type="float" office:value="105092">
            <text:p>105092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02">
            <text:p>2002</text:p>
          </table:table-cell>
          <table:table-cell office:value-type="float" office:value="106258">
            <text:p>106258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03">
            <text:p>2003</text:p>
          </table:table-cell>
          <table:table-cell office:value-type="float" office:value="108795">
            <text:p>108795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04">
            <text:p>2004</text:p>
          </table:table-cell>
          <table:table-cell office:value-type="float" office:value="102012">
            <text:p>102012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05">
            <text:p>2005</text:p>
          </table:table-cell>
          <table:table-cell office:value-type="float" office:value="107464">
            <text:p>107464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06">
            <text:p>2006</text:p>
          </table:table-cell>
          <table:table-cell office:value-type="float" office:value="101990">
            <text:p>101990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07">
            <text:p>2007</text:p>
          </table:table-cell>
          <table:table-cell office:value-type="float" office:value="103512">
            <text:p>103512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08">
            <text:p>2008</text:p>
          </table:table-cell>
          <table:table-cell office:value-type="float" office:value="104280">
            <text:p>104280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09">
            <text:p>2009</text:p>
          </table:table-cell>
          <table:table-cell office:value-type="float" office:value="104434">
            <text:p>104434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10">
            <text:p>2010</text:p>
          </table:table-cell>
          <table:table-cell office:value-type="float" office:value="105954">
            <text:p>105954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11">
            <text:p>2011</text:p>
          </table:table-cell>
          <table:table-cell office:value-type="float" office:value="102848">
            <text:p>102848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12">
            <text:p>2012</text:p>
          </table:table-cell>
          <table:table-cell office:value-type="float" office:value="107612">
            <text:p>107612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13">
            <text:p>2013</text:p>
          </table:table-cell>
          <table:table-cell office:value-type="float" office:value="106554">
            <text:p>106554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14">
            <text:p>2014</text:p>
          </table:table-cell>
          <table:table-cell office:value-type="float" office:value="104843">
            <text:p>104843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15">
            <text:p>2015</text:p>
          </table:table-cell>
          <table:table-cell office:value-type="float" office:value="108539">
            <text:p>108539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16">
            <text:p>2016</text:p>
          </table:table-cell>
          <table:table-cell office:value-type="float" office:value="110573">
            <text:p>110573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17">
            <text:p>2017</text:p>
          </table:table-cell>
          <table:table-cell office:value-type="float" office:value="109758">
            <text:p>109758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18">
            <text:p>2018</text:p>
          </table:table-cell>
          <table:table-cell office:value-type="float" office:value="113051">
            <text:p>113051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19">
            <text:p>2019</text:p>
          </table:table-cell>
          <table:table-cell office:value-type="float" office:value="111843">
            <text:p>111843</text:p>
          </table:table-cell>
          <table:table-cell table:number-columns-repeated="9"/>
        </table:table-row>
        <table:table-row table:style-name="ro1">
          <table:table-cell office:value-type="string">
            <text:p>PT</text:p>
          </table:table-cell>
          <table:table-cell office:value-type="float" office:value="2020">
            <text:p>2020</text:p>
          </table:table-cell>
          <table:table-cell office:value-type="float" office:value="123396">
            <text:p>123396</text:p>
          </table:table-cell>
          <table:table-cell table:formula="of:=FORECAST([.B22];[.$C$17:.$C$21];[.$B$17:.$B$21])" office:value-type="float" office:value="113478.6">
            <text:p>113478,6</text:p>
          </table:table-cell>
          <table:table-cell table:formula="of:=ROUND([.D22];0)" office:value-type="float" office:value="113479">
            <text:p>113479</text:p>
          </table:table-cell>
          <table:table-cell table:formula="of:=[.C22]-[.E22]" office:value-type="float" office:value="9917">
            <text:p>9917</text:p>
          </table:table-cell>
          <table:table-cell table:formula="of:=[.F22]/[.E22]*100" office:value-type="float" office:value="8.73906185285383">
            <text:p>8,7390618529</text:p>
          </table:table-cell>
          <table:table-cell table:formula="of:=ROUND([.F45]-[.F47];0)" office:value-type="float" office:value="108063">
            <text:p>108063</text:p>
          </table:table-cell>
          <table:table-cell table:formula="of:=ROUND([.F45]+[.F47];0)" office:value-type="float" office:value="118895">
            <text:p>118895</text:p>
          </table:table-cell>
          <table:table-cell table:formula="of:=[.C22]-[.I22]" office:value-type="float" office:value="4501">
            <text:p>4501</text:p>
          </table:table-cell>
          <table:table-cell table:formula="of:=[.C22]-[.H22]" office:value-type="float" office:value="15333">
            <text:p>15333</text:p>
          </table:table-cell>
          <table:table-cell/>
        </table:table-row>
        <table:table-row table:style-name="ro1">
          <table:table-cell office:value-type="string">
            <text:p>PT</text:p>
          </table:table-cell>
          <table:table-cell office:value-type="float" office:value="2021">
            <text:p>2021</text:p>
          </table:table-cell>
          <table:table-cell office:value-type="float" office:value="124841">
            <text:p>124841</text:p>
          </table:table-cell>
          <table:table-cell table:formula="of:=FORECAST([.B23];[.$C$17:.$C$21];[.$B$17:.$B$21])" office:value-type="float" office:value="114387.2">
            <text:p>114387,2</text:p>
          </table:table-cell>
          <table:table-cell table:formula="of:=ROUND([.D23];0)" office:value-type="float" office:value="114387">
            <text:p>114387</text:p>
          </table:table-cell>
          <table:table-cell table:formula="of:=[.C23]-[.E23]" office:value-type="float" office:value="10454">
            <text:p>10454</text:p>
          </table:table-cell>
          <table:table-cell table:formula="of:=[.F23]/[.E23]*100" office:value-type="float" office:value="9.13915042793325">
            <text:p>9,1391504279</text:p>
          </table:table-cell>
          <table:table-cell table:formula="of:=ROUND([.F54]-[.F56];0)" office:value-type="float" office:value="108133">
            <text:p>108133</text:p>
          </table:table-cell>
          <table:table-cell table:formula="of:=ROUND([.F54]+[.F56];0)" office:value-type="float" office:value="120641">
            <text:p>120641</text:p>
          </table:table-cell>
          <table:table-cell table:formula="of:=[.C23]-[.I23]" office:value-type="float" office:value="4200">
            <text:p>4200</text:p>
          </table:table-cell>
          <table:table-cell table:formula="of:=[.C23]-[.H23]" office:value-type="float" office:value="16708">
            <text:p>16708</text:p>
          </table:table-cell>
          <table:table-cell/>
        </table:table-row>
        <table:table-row table:style-name="ro1">
          <table:table-cell office:value-type="string">
            <text:p>PT</text:p>
          </table:table-cell>
          <table:table-cell office:value-type="float" office:value="2022">
            <text:p>2022</text:p>
          </table:table-cell>
          <table:table-cell office:value-type="float" office:value="124311">
            <text:p>124311</text:p>
          </table:table-cell>
          <table:table-cell table:formula="of:=FORECAST([.B24];[.$C$17:.$C$21];[.$B$17:.$B$21])" office:value-type="float" office:value="115295.8">
            <text:p>115295,8</text:p>
          </table:table-cell>
          <table:table-cell table:formula="of:=ROUND([.D24];0)" office:value-type="float" office:value="115296">
            <text:p>115296</text:p>
          </table:table-cell>
          <table:table-cell table:formula="of:=[.C24]-[.E24]" office:value-type="float" office:value="9015">
            <text:p>9015</text:p>
          </table:table-cell>
          <table:table-cell table:formula="of:=[.F24]/[.E24]*100" office:value-type="float" office:value="7.8190049958368">
            <text:p>7,8190049958</text:p>
          </table:table-cell>
          <table:table-cell table:formula="of:=ROUND([.F63]-[.F65];0)" office:value-type="float" office:value="108107">
            <text:p>108107</text:p>
          </table:table-cell>
          <table:table-cell table:formula="of:=ROUND([.F63]+[.F65];0)" office:value-type="float" office:value="122485">
            <text:p>122485</text:p>
          </table:table-cell>
          <table:table-cell table:formula="of:=[.C24]-[.I24]" office:value-type="float" office:value="1826">
            <text:p>1826</text:p>
          </table:table-cell>
          <table:table-cell table:formula="of:=[.C24]-[.H24]" office:value-type="float" office:value="16204">
            <text:p>16204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372548">
            <text:p>372548</text:p>
          </table:table-cell>
          <table:table-cell/>
          <table:table-cell table:formula="of:=SUM([.E22:.E24])" office:value-type="float" office:value="343162">
            <text:p>343162</text:p>
          </table:table-cell>
          <table:table-cell table:formula="of:=SUM([.F22:.F24])" office:value-type="float" office:value="29386">
            <text:p>29386</text:p>
          </table:table-cell>
          <table:table-cell table:formula="of:=[.F25]/[.E25]*100" office:value-type="float" office:value="8.56330246355949">
            <text:p>8,5633024636</text:p>
          </table:table-cell>
          <table:table-cell table:formula="of:=SUM([.H22:.H24])" office:value-type="float" office:value="324303">
            <text:p>324303</text:p>
          </table:table-cell>
          <table:table-cell table:formula="of:=SUM([.I22:.I24])" office:value-type="float" office:value="362021">
            <text:p>362021</text:p>
          </table:table-cell>
          <table:table-cell table:formula="of:=SUM([.J22:.J24])" office:value-type="float" office:value="10527">
            <text:p>10527</text:p>
          </table:table-cell>
          <table:table-cell table:formula="of:=SUM([.K22:.K24])" office:value-type="float" office:value="48245">
            <text:p>48245</text:p>
          </table:table-cell>
          <table:table-cell table:formula="of:=[.J25]/[.E25]*100" office:value-type="float" office:value="3.06764735023109">
            <text:p>3,067647350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908.6">
            <text:p>908,6</text:p>
          </table:table-cell>
          <table:table-cell office:value-type="float" office:value="-1721893.4">
            <text:p>-1721893,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71.375156230245">
            <text:p>371,3751562302</text:p>
          </table:table-cell>
          <table:table-cell office:value-type="float" office:value="749063.874238919">
            <text:p>749063,87423891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666138664237449">
            <text:p>0,6661386642</text:p>
          </table:table-cell>
          <table:table-cell office:value-type="float" office:value="1174.39136009538">
            <text:p>1174,391360095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98576648040988">
            <text:p>5,9857664804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55539.60004883">
            <text:p>8255539,60004883</text:p>
          </table:table-cell>
          <table:table-cell office:value-type="float" office:value="4137585.19995117">
            <text:p>4137585,1999511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2.44658261264167">
            <text:p>2,4465826126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0919589391153536">
            <text:p>0,0919589391</text:p>
          </table:table-cell>
          <table:table-cell table:formula="of:=TDIST(ABS([.$E$34]);[.$F$30];1)" office:value-type="float" office:value="0.0459794695576768">
            <text:p>0,045979469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174.39136009538">
            <text:p>1174,3913600954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2];[.C17:.C21];[.B17:.B21])" office:value-type="float" office:value="113478.6">
            <text:p>113478,6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5416.06140792549">
            <text:p>5416,0614079255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1701.85476466119">
            <text:p>1701,854764661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108062.538592075">
            <text:p>108062,538592075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118894.661407925">
            <text:p>118894,661407925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3];[.C17:.C21];[.B17:.B21])" office:value-type="float" office:value="114387.2">
            <text:p>114387,2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6253.92902362665">
            <text:p>6253,9290236267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1965.13261299757">
            <text:p>1965,132612997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108133.270976373">
            <text:p>108133,270976373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120641.129023627">
            <text:p>120641,129023627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4];[.C17:.C21];[.B17:.B21])" office:value-type="float" office:value="115295.8">
            <text:p>115295,8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7189.10446589816">
            <text:p>7189,1044658982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2258.98688501431">
            <text:p>2258,986885014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108106.695534102">
            <text:p>108106,695534102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122484.904465898">
            <text:p>122484,904465898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110752.8">
            <text:p>110752,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4.89022526556935">
            <text:p>4,8902252656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2:29:1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2:29:11.40</dc:date>
    <dc:creator>Andrzej Bystrzycki</dc:creator>
    <meta:generator>OpenOffice.org/3.3$Win32 OpenOffice.org_project/330m20$Build-9567</meta:generator>
    <meta:editing-duration>PT21M2S</meta:editing-duration>
    <meta:editing-cycles>10</meta:editing-cycles>
    <meta:document-statistic meta:table-count="1" meta:cell-count="229" meta:object-count="0"/>
  </office:meta>
</office:document-meta>
</file>